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747B5745F525D3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3.086cm, 11.2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13.749cm" svg:height="9.243cm" svg:x="6.25cm" svg:y="9.506cm">
          <draw:image xlink:href="Pictures/100000010000078000000438747B5745F525D37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5T23:53:35.971000000</dc:date>
    <meta:editing-duration>PT1M51S</meta:editing-duration>
    <meta:editing-cycles>1</meta:editing-cycles>
    <meta:document-statistic meta:object-count="1"/>
    <meta:generator>LibreOffice/7.2.4.1$Windows_X86_64 LibreOffice_project/27d75539669ac387bb498e35313b970b7fe9c4f9</meta:generator>
  </office:meta>
</office:document-meta>
</file>